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EBE000009C996BEF9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4374in" svg:y="-0.6043in" svg:width="11.0772in" svg:height="7.8398in" draw:z-index="0"><draw:image xlink:href="Pictures/1000000000000EBE000009C996BEF9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7T06:14:55</meta:creation-date>
    <dc:date>2009-12-17T06:16:20</dc:date>
    <meta:editing-duration>PT00H01M29S</meta:editing-duration>
    <meta:editing-cycles>2</meta:editing-cycles>
    <meta:generator>NeoOffice/3.0$Unix OpenOffice.org_project/Patch 0</meta:generator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